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09b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2aa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c86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4091cf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4e90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d9c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8ac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9009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8d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abd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b1e6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ea10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40644c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officeooo:rsid="17cb7444"/>
    </style:style>
    <style:style style:name="T2" style:family="text">
      <style:text-properties officeooo:rsid="406d9ce2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d9ce2" style:font-name-asian="標楷體1"/>
    </style:style>
    <style:style style:name="T6" style:family="text">
      <style:text-properties style:font-name="標楷體1" officeooo:rsid="406f3b4a"/>
    </style:style>
    <style:style style:name="T7" style:family="text">
      <style:text-properties style:font-name="標楷體1" officeooo:rsid="1c90e499"/>
    </style:style>
    <style:style style:name="T8" style:family="text">
      <style:text-properties officeooo:rsid="407d36e1"/>
    </style:style>
    <style:style style:name="T9" style:family="text">
      <style:text-properties officeooo:rsid="407d36e1" style:font-name-asian="Arial1"/>
    </style:style>
    <style:style style:name="T10" style:family="text">
      <style:text-properties officeooo:rsid="4c43b58b"/>
    </style:style>
    <style:style style:name="T11" style:family="text">
      <style:text-properties fo:color="#333333"/>
    </style:style>
    <style:style style:name="T12" style:family="text">
      <style:text-properties fo:color="#333333" officeooo:rsid="4c43b58b"/>
    </style:style>
    <style:style style:name="T13" style:family="text">
      <style:text-properties officeooo:rsid="40a74c4d"/>
    </style:style>
    <style:style style:name="T14" style:family="text">
      <style:text-properties style:font-name="標楷體1" style:font-name-asian="標楷體1"/>
    </style:style>
    <style:style style:name="T15" style:family="text">
      <style:text-properties style:font-name="標楷體1" officeooo:rsid="40a74c4d" style:font-name-asian="標楷體1"/>
    </style:style>
    <style:style style:name="T16" style:family="text">
      <style:text-properties style:font-name="標楷體1" officeooo:rsid="40a8d0cc" style:font-name-asian="標楷體1"/>
    </style:style>
    <style:style style:name="T17" style:family="text">
      <style:text-properties style:font-name="標楷體1" officeooo:rsid="40aa8fd7" style:font-name-asian="標楷體1"/>
    </style:style>
    <style:style style:name="T18" style:family="text">
      <style:text-properties style:font-name="標楷體1" officeooo:rsid="40cd9392"/>
    </style:style>
    <style:style style:name="T19" style:family="text">
      <style:text-properties officeooo:rsid="40bcd1a9"/>
    </style:style>
    <style:style style:name="T20" style:family="text">
      <style:text-properties officeooo:rsid="40cd9392"/>
    </style:style>
    <style:style style:name="T21" style:family="text">
      <style:text-properties officeooo:rsid="40db5875"/>
    </style:style>
    <style:style style:name="T22" style:family="text">
      <style:text-properties officeooo:rsid="40dee58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46355534" text:style-name="L1">
        <text:list-item>
          <text:p text:style-name="P1"><text:bookmark-start text:name="受到 精神層個體、超能力個體 影響 有機率出現的 現象"/>受到 精神層個體、超能力個體 影響 有機率出現的 現象<text:bookmark-end text:name="受到 精神層個體、超能力個體 影響 有機率出現的 現象"/></text:p>
          <text:list>
            <text:list-item>
              <text:p text:style-name="P8">受到 精神層個體、超能力個體 影響，有機率出現的 現象。</text:p>
              <text:list>
                <text:list-item>
                  <text:p text:style-name="P9">如同 酒醉、暈船 狀態。</text:p>
                </text:list-item>
              </text:list>
            </text:list-item>
            <text:list-item>
              <text:p text:style-name="P9">精神層個體。</text:p>
              <text:list>
                <text:list-item>
                  <text:p text:style-name="P9">精神層個體 無法影響 無機體個體、游離體個體。</text:p>
                  <text:list>
                    <text:list-item>
                      <text:p text:style-name="P16">明顯例子，精神層個體 無法，讓 水蒸氣 變成 冰塊。</text:p>
                      <text:list>
                        <text:list-item>
                          <text:p text:style-name="P16">精神層個體 無法，讓 水蒸氣<text:span text:style-name="T13"> 在 </text:span>攝<text:span text:style-name="T4">氏</text:span><text:span text:style-name="T15">100</text:span><text:span text:style-name="T17">00</text:span><text:span text:style-name="T15">度、</text:span><text:span text:style-name="T16">1</text:span><text:span text:style-name="T13">大氣壓 的情況之下，變成 冰塊</text:span>。</text:p>
                        </text:list-item>
                        <text:list-item>
                          <text:p text:style-name="P16">無法 是 無法、不能、做不到。</text:p>
                        </text:list-item>
                      </text:list>
                    </text:list-item>
                    <text:list-item>
                      <text:p text:style-name="P17">明顯例子，精神層個體 無法，讓 白銀 變成 黃金。</text:p>
                      <text:list>
                        <text:list-item>
                          <text:p text:style-name="P17">精神層個體 無法，讓 白銀 在 質子數、電子數 不變 的情況之下，變成 黃金。</text:p>
                        </text:list-item>
                      </text:list>
                    </text:list-item>
                    <text:list-item>
                      <text:p text:style-name="P17">明顯例子，精神層個體 無法，讓 盤子 變成 筷子。</text:p>
                    </text:list-item>
                    <text:list-item>
                      <text:p text:style-name="P17">明顯例子，精神層個體 無法，讓 完整的盤子 變成 碎掉的盤子。</text:p>
                    </text:list-item>
                    <text:list-item>
                      <text:p text:style-name="P17">明顯例子，精神層個體 無法，讓 碎掉的盤子 變成 完整的盤子。</text:p>
                    </text:list-item>
                    <text:list-item>
                      <text:p text:style-name="P17">明顯例子，精神層個體 無法，讓 順時鐘轉的陀螺 變成 逆時鐘轉的陀螺。</text:p>
                    </text:list-item>
                    <text:list-item>
                      <text:p text:style-name="P17">明顯例子，精神層個體 無法，讓 靜止不動的陀螺 變成 自己旋轉的陀螺。</text:p>
                    </text:list-item>
                    <text:list-item>
                      <text:p text:style-name="P17">明顯例子，精神層個體 無法，讓 飛機 變成 汽車。</text:p>
                    </text:list-item>
                    <text:list-item>
                      <text:p text:style-name="P17">明顯例子，精神層個體 無法，讓 鹽水 變成 純水。</text:p>
                    </text:list-item>
                    <text:list-item>
                      <text:p text:style-name="P17">明顯例子，精神層個體 無法，讓 牛奶 變成 牛。</text:p>
                    </text:list-item>
                    <text:list-item>
                      <text:p text:style-name="P17">明顯例子，精神層個體 無法，讓 企鵝 超音速飛行。</text:p>
                    </text:list-item>
                    <text:list-item>
                      <text:p text:style-name="P17">明顯例子，精神層個體 無法，讓 海豚 長出 羽毛。</text:p>
                    </text:list-item>
                    <text:list-item>
                      <text:p text:style-name="P17">明顯例子，精神層個體 無法，讓 人類 看到 <text:span text:style-name="T18">x</text:span><text:span text:style-name="T20">光。</text:span></text:p>
                    </text:list-item>
                    <text:list-item>
                      <text:p text:style-name="P17">明顯例子，精神層個體 無法，讓 人類 聽到<text:span text:style-name="T4"> 超音波</text:span>。</text:p>
                    </text:list-item>
                    <text:list-item>
                      <text:p text:style-name="P17">明顯例子，精神層個體 無法，讓 禿頭的人類 變成 長髮的人類。</text:p>
                    </text:list-item>
                    <text:list-item>
                      <text:p text:style-name="P17">明顯例子，精神層個體 無法，讓 人類的 指甲 停止生長。</text:p>
                    </text:list-item>
                    <text:list-item>
                      <text:p text:style-name="P17">明顯例子，精神層個體 無法，影響 人類的 情緒、記憶、血壓。</text:p>
                    </text:list-item>
                    <text:list-item>
                      <text:p text:style-name="P17">明顯例子，精神層個體 無法，讓 人類 從 男性 變成 女性。</text:p>
                    </text:list-item>
                    <text:list-item>
                      <text:p text:style-name="P17">明顯例子，精神層個體 無法，讓 人類 從 老年人 變成 年輕人。</text:p>
                    </text:list-item>
                  </text:list>
                </text:list-item>
              </text:list>
            </text:list-item>
            <text:list-item>
              <text:p text:style-name="P2">反制。</text:p>
              <text:list>
                <text:list-item>
                  <text:p text:style-name="P2">客觀<text:span text:style-name="T11">、理性 記錄、</text:span>描述<text:span text:style-name="T11">、思考</text:span>。</text:p>
                  <text:list>
                    <text:list-item>
                      <text:p text:style-name="P10">明顯例子，（<text:span text:style-name="T3">Y</text:span><text:span text:style-name="T6">ouTube</text:span>）斯賓諾莎：人為何造神來奴役自己？一出版就被禁，震撼全歐洲的政治哲學！一本來自地獄的書，揭露奴役的心理機制，統治階級如何操控群眾？哲學爽歪<text:span text:style-name="T4">歪EP11 斯賓</text:span>諾莎《神學政治論》。</text:p>
                      <text:list>
                        <text:list-item>
                          <text:p text:style-name="P3">斯賓諾莎 認定，<text:span text:style-name="T11">所有的</text:span>超自然現象<text:span text:style-name="T11">必定</text:span>有<text:span text:style-name="T11">某個</text:span>自然的原因，只是當事人知識<text:span text:style-name="T11">水平不足、</text:span>水準不足，無法解釋而已<text:span text:style-name="T11">，因為自然界是一個實體，萬物都是受到自然律決定的，所以宇宙中不存在偶然性，相信奇蹟、神蹟、超自然現象的人，不代表他很虔誠，而代表他很無知，不能理解自然界的因果序列</text:span>。</text:p>
                        </text:list-item>
                        <text:list-item>
                          <text:p text:style-name="P10">所以各種超自然現象，其實都可以得到合理的因果解釋。</text:p>
                        </text:list-item>
                        <text:list-item>
                          <text:p text:style-name="P3">斯賓諾莎 認定，相信超自然<text:span text:style-name="T11">現象其實</text:span>是對神的褻瀆，<text:span text:style-name="T11">因為自然界的物理法則，本來就是神創造的，神幹嘛又做一件事來違反自己創造的法則，這不是一個很自相矛盾的上帝嗎？</text:span>奇蹟的存在其實證明了上帝的侷限<text:span text:style-name="T11">，因為他竟然創造一個不完美的世界</text:span>，還需要自己不斷的去維護，這反映出的是造物主的無能、不理性。</text:p>
                          <text:list>
                            <text:list-item>
                              <text:p text:style-name="P11">神 的 明顯例<text:span text:style-name="T4">子，&lt;_?</text:span><text:span text:style-name="T5">3_&gt;個</text:span><text:span text:style-name="T2">體、人體的免疫系統</text:span>。</text:p>
                            </text:list-item>
                            <text:list-item>
                              <text:p text:style-name="P12">不斷的去維護 的 明顯例子，天動說的 本輪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明顯例子。</text:p>
                      <text:list>
                        <text:list-item>
                          <text:p text:style-name="P20">假定，某一特定照片 顯示，某一特定個體、某一特定手機。</text:p>
                        </text:list-item>
                        <text:list-item>
                          <text:p text:style-name="P20">假定，該照片 顯示，該個體的 手 觸碰到，該手機的 手機螢幕。</text:p>
                        </text:list-item>
                        <text:list-item>
                          <text:p text:style-name="P20">假定，該照片 顯示，手機螢幕的 畫面顯示 是 手機遊戲的 畫面。</text:p>
                        </text:list-item>
                        <text:list-item>
                          <text:p text:style-name="P20">其他個體 有機率認定，該個體 在 浪費時間 玩遊戲。</text:p>
                        </text:list-item>
                        <text:list-item>
                          <text:p text:style-name="P20">其他個體 有機率認定，該個體 在 消磨時間 玩遊戲。</text:p>
                        </text:list-item>
                        <text:list-item>
                          <text:p text:style-name="P20">其他個體 有機率認定，該個體 在 訓練腦力 玩遊戲。</text:p>
                        </text:list-item>
                        <text:list-item>
                          <text:p text:style-name="P20">其他個體 有機率認定，該個體 在被 奶嘴樂 玩遊戲。</text:p>
                        </text:list-item>
                        <text:list-item>
                          <text:p text:style-name="P20">客觀、理性 是，描述 畫面、感測。</text:p>
                          <text:list>
                            <text:list-item>
                              <text:p text:style-name="P13"><text:span text:style-name="T1">明顯例子，該個體 在 使用 手 戳螢幕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強化<text:span text:style-name="T11">、提升</text:span> 意志力<text:span text:style-name="T11">、專注力</text:span>。</text:p>
                  <text:list>
                    <text:list-item>
                      <text:p text:style-name="P18">肉質層個體的 意志力、專注力 越強，精神層個體、超能力個體 的 影響 越低落。</text:p>
                    </text:list-item>
                    <text:list-item>
                      <text:p text:style-name="P18">思想、決策、行動 不要 變來變去、猶豫不決、三心二意。</text:p>
                      <text:list>
                        <text:list-item>
                          <text:p text:style-name="P18">思想、決策、行動 要 堅定、專注、一心一意。</text:p>
                        </text:list-item>
                      </text:list>
                    </text:list-item>
                  </text:list>
                </text:list-item>
                <text:list-item>
                  <text:p text:style-name="P18">經驗 →<text:span text:style-name="T19"> 改過 → 不重新犯錯。</text:span></text:p>
                </text:list-item>
              </text:list>
            </text:list-item>
          </text:list>
        </text:list-item>
        <text:list-item>
          <text:p text:style-name="P7"><text:bookmark-start text:name="精神世界學"/>精神世界學<text:bookmark-end text:name="精神世界學"/></text:p>
          <text:list>
            <text:list-item>
              <text:p text:style-name="P14"><text:span text:style-name="T10">精神世界學</text:span> 是 <text:span text:style-name="T10">精神世界的 學門</text:span>。</text:p>
              <text:list>
                <text:list-item>
                  <text:p text:style-name="P14"><text:span text:style-name="T10">精神世界學</text:span> 是 <text:span text:style-name="T7">物質世界的個體 </text:span>記錄、好奇、探索 <text:span text:style-name="T10">精神世界，的 學門</text:span>。</text:p>
                </text:list-item>
                <text:list-item>
                  <text:p text:style-name="P4"><text:span text:style-name="T10">精神世界學</text:span> 是 記錄、好奇、探索<text:span text:style-name="T11">、思考、質疑、驗證、傳承</text:span> <text:span text:style-name="T10">精神世界的</text:span><text:span text:style-name="T12"> 投影世界觀 </text:span><text:span text:style-name="T10">學門</text:span>。</text:p>
                </text:list-item>
              </text:list>
            </text:list-item>
            <text:list-item>
              <text:p text:style-name="P14"><text:span text:style-name="T10">精神世界學</text:span> <text:span text:style-name="T9">↔</text:span><text:span text:style-name="T8"> </text:span>神學、哲學、數學、物理學、化學、生物學、考古學、歷史學、文化學、統計。</text:p>
              <text:list>
                <text:list-item>
                  <text:p text:style-name="P5"><text:span text:style-name="T10">精神世界學</text:span> <text:span text:style-name="T9">↔</text:span><text:span text:style-name="T8"> </text:span><text:span text:style-name="T7">物質世界</text:span><text:span text:style-name="T10">學</text:span>。</text:p>
                  <text:list>
                    <text:list-item>
                      <text:p text:style-name="P15"><text:span text:style-name="T10">精神世界的 </text:span>神學、哲學、數學、物理學 <text:span text:style-name="T9">↔</text:span><text:span text:style-name="T8"> </text:span><text:span text:style-name="T7">物質世界</text:span><text:span text:style-name="T10">的 </text:span>神學、哲學、數學、物理學。</text:p>
                    </text:list-item>
                    <text:list-item>
                      <text:p text:style-name="P15">物質世界 是（人類 認定的）世界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2T15:32:18.627000000</dc:date>
    <meta:editing-duration>P16DT10H40M44S</meta:editing-duration>
    <meta:editing-cycles>15322</meta:editing-cycles>
    <meta:document-statistic meta:table-count="0" meta:image-count="0" meta:object-count="0" meta:page-count="1" meta:paragraph-count="58" meta:word-count="1616" meta:character-count="1884" meta:non-whitespace-character-count="1702"/>
  </office:meta>
</office:document-meta>
</file>